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2" table:style-name="ta1">
        <table:table-column table:style-name="co1" table:number-columns-repeated="4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olumn 1</text:p>
          </table:table-cell>
          <table:table-cell table:formula="of:=COUNT([$'rp11-02'.$A$2:.$A$15])" office:value-type="float" office:value="14" calcext:value-type="float">
            <text:p>14</text:p>
          </table:table-cell>
          <table:table-cell table:formula="of:=SUM([$'rp11-02'.$A$2:.$A$15])" office:value-type="float" office:value="635" calcext:value-type="float">
            <text:p>635</text:p>
          </table:table-cell>
          <table:table-cell table:formula="of:=AVERAGE([$'rp11-02'.$A$2:.$A$15])" office:value-type="float" office:value="45.3571428571429" calcext:value-type="float">
            <text:p>45,3571428571429</text:p>
          </table:table-cell>
          <table:table-cell table:formula="of:=VAR([$'rp11-02'.$A$2:.$A$15])" office:value-type="float" office:value="5.47802197802198" calcext:value-type="float">
            <text:p>5,4780219780219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/>
          <table:table-cell office:value-type="string" calcext:value-type="string">
            <text:p>Column 2</text:p>
          </table:table-cell>
          <table:table-cell table:formula="of:=COUNT([$'rp11-02'.$B$2:.$B$15])" office:value-type="float" office:value="14" calcext:value-type="float">
            <text:p>14</text:p>
          </table:table-cell>
          <table:table-cell table:formula="of:=SUM([$'rp11-02'.$B$2:.$B$15])" office:value-type="float" office:value="578" calcext:value-type="float">
            <text:p>578</text:p>
          </table:table-cell>
          <table:table-cell table:formula="of:=AVERAGE([$'rp11-02'.$B$2:.$B$15])" office:value-type="float" office:value="41.2857142857143" calcext:value-type="float">
            <text:p>41,2857142857143</text:p>
          </table:table-cell>
          <table:table-cell table:formula="of:=VAR([$'rp11-02'.$B$2:.$B$15])" office:value-type="float" office:value="5.14285714285714" calcext:value-type="float">
            <text:p>5,1428571428571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olumn 3</text:p>
          </table:table-cell>
          <table:table-cell table:formula="of:=COUNT([$'rp11-02'.$C$2:.$C$15])" office:value-type="float" office:value="14" calcext:value-type="float">
            <text:p>14</text:p>
          </table:table-cell>
          <table:table-cell table:formula="of:=SUM([$'rp11-02'.$C$2:.$C$15])" office:value-type="float" office:value="576" calcext:value-type="float">
            <text:p>576</text:p>
          </table:table-cell>
          <table:table-cell table:formula="of:=AVERAGE([$'rp11-02'.$C$2:.$C$15])" office:value-type="float" office:value="41.1428571428572" calcext:value-type="float">
            <text:p>41,1428571428572</text:p>
          </table:table-cell>
          <table:table-cell table:formula="of:=VAR([$'rp11-02'.$C$2:.$C$15])" office:value-type="float" office:value="8.43956043956044" calcext:value-type="float">
            <text:p>8,4395604395604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olumn 4</text:p>
          </table:table-cell>
          <table:table-cell table:formula="of:=COUNT([$'rp11-02'.$D$2:.$D$15])" office:value-type="float" office:value="14" calcext:value-type="float">
            <text:p>14</text:p>
          </table:table-cell>
          <table:table-cell table:formula="of:=SUM([$'rp11-02'.$D$2:.$D$15])" office:value-type="float" office:value="529" calcext:value-type="float">
            <text:p>529</text:p>
          </table:table-cell>
          <table:table-cell table:formula="of:=AVERAGE([$'rp11-02'.$D$2:.$D$15])" office:value-type="float" office:value="37.7857142857143" calcext:value-type="float">
            <text:p>37,7857142857143</text:p>
          </table:table-cell>
          <table:table-cell table:formula="of:=VAR([$'rp11-02'.$D$2:.$D$15])" office:value-type="float" office:value="8.02747252747253" calcext:value-type="float">
            <text:p>8,0274725274725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'rp11-02'.$H$6:.$H$9];[$'rp11-02'.$I$6:.$I$9])-SUM([$'rp11-02'.$H$6:.$H$9])^2/SUM([$'rp11-02'.$G$6:.$G$9])" office:value-type="float" office:value="403.21428571429" calcext:value-type="float">
            <text:p>403,21428571429</text:p>
          </table:table-cell>
          <table:table-cell table:formula="of:=COUNT([$'rp11-02'.$H$6:.$H$9])-1" office:value-type="float" office:value="3" calcext:value-type="float">
            <text:p>3</text:p>
          </table:table-cell>
          <table:table-cell table:formula="of:=[$'rp11-02'.$G$12] / [$'rp11-02'.$H$12]" office:value-type="float" office:value="134.404761904763" calcext:value-type="float">
            <text:p>134,404761904763</text:p>
          </table:table-cell>
          <table:table-cell table:formula="of:=[$'rp11-02'.$I$12] / [$'rp11-02'.$I$13]" office:value-type="float" office:value="19.847194050034" calcext:value-type="float">
            <text:p>19,847194050034</text:p>
          </table:table-cell>
          <table:table-cell table:formula="of:=LEGACY.FDIST([$'rp11-02'.$J$12]; [$'rp11-02'.$H$12]; [$'rp11-02'.$H$13])" office:value-type="float" office:value="0.0000000104571349028156" calcext:value-type="float">
            <text:p>1,04571349028156E-08</text:p>
          </table:table-cell>
          <table:table-cell table:formula="of:=LEGACY.FINV([$'rp11-02'.$G$3]; [$'rp11-02'.$H$12]; [$'rp11-02'.$H$13])" office:value-type="float" office:value="2.7826004234346" calcext:value-type="float">
            <text:p>2,78260042343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'rp11-02'.$A$2:.$A$15]);DEVSQ([$'rp11-02'.$B$2:.$B$15]);DEVSQ([$'rp11-02'.$C$2:.$C$15]);DEVSQ([$'rp11-02'.$D$2:.$D$15]))" office:value-type="float" office:value="352.142857142857" calcext:value-type="float">
            <text:p>352,142857142857</text:p>
          </table:table-cell>
          <table:table-cell table:formula="of:=SUM([$'rp11-02'.$G$6:.$G$9])-COUNT([$'rp11-02'.$G$6:.$G$9])" office:value-type="float" office:value="52" calcext:value-type="float">
            <text:p>52</text:p>
          </table:table-cell>
          <table:table-cell table:formula="of:=[$'rp11-02'.$G$13] / [$'rp11-02'.$H$13]" office:value-type="float" office:value="6.77197802197802" calcext:value-type="float">
            <text:p>6,7719780219780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Total</text:p>
          </table:table-cell>
          <table:table-cell table:formula="of:=DEVSQ([$'rp11-02'.$A$2:.$A$15];[$'rp11-02'.$B$2:.$B$15];[$'rp11-02'.$C$2:.$C$15];[$'rp11-02'.$D$2:.$D$15])" office:value-type="float" office:value="755.357142857143" calcext:value-type="float">
            <text:p>755,357142857143</text:p>
          </table:table-cell>
          <table:table-cell table:formula="of:=SUM([$'rp11-02'.$G$6:.$G$9]) - 1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 style:data-style-name="N2" text:time-value="16:26:28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8:14:00.671000000</dc:date>
    <meta:editing-duration>PT1H29M59S</meta:editing-duration>
    <meta:editing-cycles>2</meta:editing-cycles>
    <meta:generator>LibreOffice/6.4.4.2$Windows_X86_64 LibreOffice_project/3d775be2011f3886db32dfd395a6a6d1ca2630ff</meta:generator>
    <meta:document-statistic meta:table-count="1" meta:cell-count="115" meta:object-count="0"/>
  </office:meta>
</office:document-meta>
</file>